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>
      <style:text-properties officeooo:rsid="003b4748" officeooo:paragraph-rsid="003b4748"/>
    </style:style>
    <style:style style:name="P17" style:family="paragraph" style:parent-style-name="Standard">
      <style:text-properties officeooo:paragraph-rsid="003e924b"/>
    </style:style>
    <style:style style:name="P18" style:family="paragraph" style:parent-style-name="Standard">
      <style:text-properties officeooo:paragraph-rsid="003fecc3"/>
    </style:style>
    <style:style style:name="P19" style:family="paragraph" style:parent-style-name="Standard">
      <style:text-properties officeooo:paragraph-rsid="0040e648"/>
    </style:style>
    <style:style style:name="P20" style:family="paragraph" style:parent-style-name="Standard" style:master-page-name="Standard">
      <style:paragraph-properties fo:text-align="end" style:justify-single-word="false" style:page-number="auto"/>
    </style:style>
    <style:style style:name="P21" style:family="paragraph" style:parent-style-name="Table_20_Contents">
      <style:text-properties officeooo:paragraph-rsid="002b799c" fo:background-color="transparent"/>
    </style:style>
    <style:style style:name="P22" style:family="paragraph" style:parent-style-name="Table_20_Contents">
      <style:text-properties officeooo:rsid="003b4748" officeooo:paragraph-rsid="003667ba"/>
    </style:style>
    <style:style style:name="P23" style:family="paragraph" style:parent-style-name="Table_20_Contents">
      <style:text-properties officeooo:rsid="003b4748" officeooo:paragraph-rsid="003b4748"/>
    </style:style>
    <style:style style:name="P24" style:family="paragraph" style:parent-style-name="Table_20_Contents">
      <style:text-properties officeooo:paragraph-rsid="003cc817"/>
    </style:style>
    <style:style style:name="P25" style:family="paragraph" style:parent-style-name="Table_20_Contents">
      <style:text-properties fo:language="cs" fo:country="CZ" style:language-complex="ar" style:country-complex="SA"/>
    </style:style>
    <style:style style:name="P26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27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28" style:family="paragraph" style:parent-style-name="Table_20_Contents">
      <style:paragraph-properties fo:text-align="start" style:justify-single-word="false"/>
      <style:text-properties fo:language="cs" fo:country="CZ" officeooo:paragraph-rsid="003e924b" style:language-complex="ar" style:country-complex="SA"/>
    </style:style>
    <style:style style:name="P29" style:family="paragraph" style:parent-style-name="Table_20_Contents">
      <style:paragraph-properties fo:text-align="start" style:justify-single-word="false"/>
      <style:text-properties fo:language="cs" fo:country="CZ" officeooo:paragraph-rsid="003fecc3" style:language-complex="ar" style:country-complex="SA"/>
    </style:style>
    <style:style style:name="P30" style:family="paragraph" style:parent-style-name="Table_20_Contents">
      <style:paragraph-properties fo:text-align="start" style:justify-single-word="false"/>
      <style:text-properties fo:language="cs" fo:country="CZ" officeooo:paragraph-rsid="0040e648" style:language-complex="ar" style:country-complex="SA"/>
    </style:style>
    <style:style style:name="P31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32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e924b" style:language-complex="ar" style:country-complex="SA"/>
    </style:style>
    <style:style style:name="P33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fecc3" style:language-complex="ar" style:country-complex="SA"/>
    </style:style>
    <style:style style:name="P34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40e648" style:language-complex="ar" style:country-complex="SA"/>
    </style:style>
    <style:style style:name="P35" style:family="paragraph" style:parent-style-name="Table_20_Contents">
      <style:text-properties fo:language="cs" fo:country="CZ" officeooo:paragraph-rsid="003e924b" style:language-complex="ar" style:country-complex="SA"/>
    </style:style>
    <style:style style:name="P36" style:family="paragraph" style:parent-style-name="Table_20_Contents">
      <style:text-properties fo:language="cs" fo:country="CZ" officeooo:paragraph-rsid="003fecc3" style:language-complex="ar" style:country-complex="SA"/>
    </style:style>
    <style:style style:name="P37" style:family="paragraph" style:parent-style-name="Table_20_Contents">
      <style:text-properties fo:language="cs" fo:country="CZ" officeooo:paragraph-rsid="0040e648" style:language-complex="ar" style:country-complex="SA"/>
    </style:style>
    <style:style style:name="P38" style:family="paragraph" style:parent-style-name="Table_20_Contents">
      <style:text-properties officeooo:paragraph-rsid="003e924b"/>
    </style:style>
    <style:style style:name="P39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1pt" officeooo:rsid="000ae744" style:font-size-asian="9.60000038146973pt" style:font-size-complex="11pt"/>
    </style:style>
    <style:style style:name="T15" style:family="text">
      <style:text-properties officeooo:rsid="0027fb88"/>
    </style:style>
    <style:style style:name="T16" style:family="text">
      <style:text-properties officeooo:rsid="002cbf8a"/>
    </style:style>
    <style:style style:name="T17" style:family="text">
      <style:text-properties officeooo:rsid="002d4a2c"/>
    </style:style>
    <style:style style:name="T18" style:family="text">
      <style:text-properties officeooo:rsid="002efc25"/>
    </style:style>
    <style:style style:name="T19" style:family="text">
      <style:text-properties officeooo:rsid="0037635d"/>
    </style:style>
    <style:style style:name="T20" style:family="text">
      <style:text-properties officeooo:rsid="0037ed6e"/>
    </style:style>
    <style:style style:name="T21" style:family="text">
      <style:text-properties officeooo:rsid="0039f408"/>
    </style:style>
    <style:style style:name="T22" style:family="text">
      <style:text-properties officeooo:rsid="003db6ce"/>
    </style:style>
    <style:style style:name="T23" style:family="text">
      <style:text-properties officeooo:rsid="000ad4c6"/>
    </style:style>
    <style:style style:name="T24" style:family="text">
      <style:text-properties officeooo:rsid="0006b85d"/>
    </style:style>
    <style:style style:name="T25" style:family="text">
      <style:text-properties fo:language="en" fo:country="US" officeooo:rsid="0006b85d"/>
    </style:style>
    <style:style style:name="T26" style:family="text">
      <style:text-properties fo:language="en" fo:country="US" officeooo:rsid="000953c9"/>
    </style:style>
    <style:style style:name="T27" style:family="text">
      <style:text-properties officeooo:rsid="0009db29"/>
    </style:style>
    <style:style style:name="T28" style:family="text">
      <style:text-properties officeooo:rsid="000953c9"/>
    </style:style>
    <style:style style:name="T29" style:family="text">
      <style:text-properties officeooo:rsid="000ae744"/>
    </style:style>
    <style:style style:name="T30" style:family="text">
      <style:text-properties officeooo:rsid="00098a53"/>
    </style:style>
    <style:style style:name="T31" style:family="text">
      <style:text-properties officeooo:rsid="000a44f5"/>
    </style:style>
    <style:style style:name="T32" style:family="text">
      <style:text-properties officeooo:rsid="00062bd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. zn. <text:span text:style-name="T15">5722</text:span></text:p>
      <text:p text:style-name="P14">Dodatek č. <text:span text:style-name="T18">1</text:span></text:p>
      <text:p text:style-name="P4">Smluvní strany uzavírají <text:span text:style-name="T15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25"><text:span text:style-name="T8">Zadavatel</text:span>:</text:p>
          </table:table-cell>
          <table:table-cell table:style-name="Tabulka1.A1" office:value-type="string">
            <text:p text:style-name="P26"><text:span text:style-name="T8">Česká pirátská strana, </text:span>organizační složka: <text:span text:style-name="T31">Republikové předsednictvo</text:span></text:p>
            <text:p text:style-name="P27">zastoupena: <text:span text:style-name="T24">Mgr. et Mgr. Jakubem Michálkem</text:span>, <text:span text:style-name="T31">místopředsedou</text:span></text:p>
            <text:p text:style-name="P27">e-mail: <text:span text:style-name="T24">jakub.michalek</text:span><text:span text:style-name="T25">@pirati.cz</text:span></text:p>
            <text:p text:style-name="P26">kontakt: <text:span text:style-name="T24">PhDr. Ivan Bartoš</text:span>, <text:span text:style-name="T24">PhD, </text:span>e-mail: <text:span text:style-name="T25">ivan.bartos@pirati.cz</text:span></text:p>
          </table:table-cell>
        </table:table-row>
        <table:table-row table:style-name="Tabulka1.2">
          <table:table-cell table:style-name="Tabulka1.A1" office:value-type="string">
            <text:p text:style-name="P25"><text:span text:style-name="T8">Dodavatel</text:span>:</text:p>
          </table:table-cell>
          <table:table-cell table:style-name="Tabulka1.A1" office:value-type="string">
            <text:p text:style-name="P25">Jméno: <text:span text:style-name="T32">Bc. Vojtěch Pikal</text:span> </text:p>
            <text:p text:style-name="P31"><text:span text:style-name="T13">■</text:span><text:bookmark-start text:name="__DdeLink__1978_1106510073"/><text:span text:style-name="T13"> </text:span><text:bookmark-end text:name="__DdeLink__1978_1106510073"/>není podnikatel, ročník: <text:span text:style-name="T31">1987 <text:s text:c="2"/></text:span>město bydliště: <text:span text:style-name="T31">Olomouc</text:span>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39">Důvod dodatku:</text:p>
              </text:list-header>
            </text:list>
          </table:table-cell>
          <table:table-cell table:style-name="Tabulka1.B3" office:value-type="string">
            <text:list xml:id="list140338407263889" text:continue-numbering="true" text:style-name="L1">
              <text:list-item>
                <text:p text:style-name="P15">Změna – upřesnění odměny od <text:span text:style-name="T22">1.1</text:span>.2017</text:p>
              </text:list-item>
            </text:list>
            <text:p text:style-name="P16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2">100</text:span> Kč </text:p>
            <text:p text:style-name="P9">• úkolová odměna: až <text:span text:style-name="T22">4</text:span> 000 Kč měsíčně</text:p>
            <text:p text:style-name="P2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6">dodatku</text:span>:</text:p>
          </table:table-cell>
          <table:table-cell table:style-name="Tabulka2.A1" office:value-type="string">
            <text:p text:style-name="P7"><text:s/><text:span text:style-name="T15">18.3.</text:span> 201<text:span text:style-name="T15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03:37.770562397</dc:date>
    <meta:editing-cycles>122</meta:editing-cycles>
    <meta:editing-duration>P24DT15H8M6S</meta:editing-duration>
    <meta:generator>LibreOffice/5.1.6.2$Linux_X86_64 LibreOffice_project/10m0$Build-2</meta:generator>
    <meta:print-date>2017-03-18T14:02:54.735713818</meta:print-date>
    <meta:document-statistic meta:table-count="2" meta:image-count="1" meta:object-count="0" meta:page-count="1" meta:paragraph-count="32" meta:word-count="182" meta:character-count="1284" meta:non-whitespace-character-count="1126"/>
    <meta:user-defined meta:name="Informace 1"/>
    <meta:user-defined meta:name="Informace 2"/>
    <meta:user-defined meta:name="Informace 3"/>
    <meta:user-defined meta:name="Informace 4"/>
  </office:meta>
</office:document-meta>
</file>